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93000001CC086DB2C7.png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6633" draw:fill="solid" draw:fill-color="#ff6633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1.585cm" fo:min-width="2.633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3.169cm" fo:min-width="2.633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12.516cm" svg:x="5cm" svg:y="0.4cm">
          <draw:image xlink:href="Pictures/1000000000000093000001CC086DB2C7.png" xlink:type="simple" xlink:show="embed" xlink:actuate="onLoad">
            <text:p/>
          </draw:image>
        </draw:frame>
        <draw:line draw:style-name="gr2" draw:text-style-name="P1" draw:layer="layout" svg:x1="9.161cm" svg:y1="2.738cm" svg:x2="10.5cm" svg:y2="2.738cm">
          <text:p/>
        </draw:line>
        <draw:frame draw:style-name="gr3" draw:text-style-name="P3" draw:layer="layout" svg:width="5.833cm" svg:height="2.035cm" svg:x="10.534cm" svg:y="1.711cm">
          <draw:text-box>
            <text:p text:style-name="P2"><text:span text:style-name="T1">Send effect</text:span></text:p>
            <text:p text:style-name="P2"><text:span text:style-name="T1">return levels</text:span></text:p>
          </draw:text-box>
        </draw:frame>
        <draw:line draw:style-name="gr2" draw:text-style-name="P1" draw:layer="layout" svg:x1="8.915cm" svg:y1="6.731cm" svg:x2="10.5cm" svg:y2="6.738cm">
          <text:p/>
        </draw:line>
        <draw:frame draw:style-name="gr3" draw:text-style-name="P3" draw:layer="layout" svg:width="2.833cm" svg:height="2.035cm" svg:x="10.667cm" svg:y="5.562cm">
          <draw:text-box>
            <text:p text:style-name="P2"><text:span text:style-name="T1">Effect editor</text:span></text:p>
          </draw:text-box>
        </draw:frame>
        <draw:line draw:style-name="gr2" draw:text-style-name="P1" draw:layer="layout" svg:x1="9cm" svg:y1="12.5cm" svg:x2="9cm" svg:y2="4.165cm">
          <text:p/>
        </draw:line>
        <draw:line draw:style-name="gr2" draw:text-style-name="P1" draw:layer="layout" svg:x1="3.808cm" svg:y1="3.723cm" svg:x2="5.147cm" svg:y2="3.723cm">
          <text:p/>
        </draw:line>
        <draw:frame draw:style-name="gr4" draw:text-style-name="P5" draw:layer="layout" svg:width="4.621cm" svg:height="3.619cm" svg:x="0cm" svg:y="2.907cm">
          <draw:text-box>
            <text:p text:style-name="P4"><text:span text:style-name="T1">Effect algorithm and preset picker</text:span></text:p>
          </draw:text-box>
        </draw:frame>
        <draw:line draw:style-name="gr2" draw:text-style-name="P1" draw:layer="layout" svg:x1="3.661cm" svg:y1="1.3cm" svg:x2="5cm" svg:y2="1.3cm">
          <text:p/>
        </draw:line>
        <draw:frame draw:style-name="gr3" draw:text-style-name="P5" draw:layer="layout" svg:width="4.621cm" svg:height="2.035cm" svg:x="0.72cm" svg:y="0cm">
          <draw:text-box>
            <text:p text:style-name="P4"><text:span text:style-name="T1">Effect unit sel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